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87373" officeooo:paragraph-rsid="00187373"/>
    </style:style>
    <style:style style:name="P2" style:family="paragraph" style:parent-style-name="Title">
      <style:text-properties officeooo:rsid="00187373" officeooo:paragraph-rsid="00187373"/>
    </style:style>
    <style:style style:name="T1" style:family="text">
      <style:text-properties officeooo:rsid="001a46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irMate Functionality Description</text:p>
      <text:p text:style-name="P1">FairMate is a simple application that allows a household to track important shared items and notify everyone when the stock needs to be replenished. The “Fair” aspect of FairMate comes from the idea that each member is just as responsible for each item. Therefore, the application will also keep track of who needs to be buying which items. </text:p>
      <text:p text:style-name="P1">The FairMate system will not be able to get information on tracked items automatically as this would require more hardware to be distributed around the household. The status of household items can be reported by each user. When the reported item has reached its quantity threshold, the FairMate system will notify all users of the status and who needs to replenish the stock. The FairMate server can also utilize time limits (in days) to preemptively notify users to report the current stock status for accurate tracking. <text:s/></text:p>
      <text:p text:style-name="P1">When items are reported as out of stock, or below their quantity threshold, FairMate will bug the applicable user until the stock is replenished. The level of annoyance can be <text:span text:style-name="T1">voted on</text:span></text:p>
      <text:p text:style-name="P1">To keep things simple for now, FairMate will not track how much each member spent on the items. There should be an agreement among members of which brand or quality of items to buy each time. This feature may be added in later.</text:p>
      <text:p text:style-name="P1">If at all possible, automating item tracking could open doors for more features. For example, instead of a subscription for something like toilet paper, the FairMate system could automatically purchase a new batch of toilet paper using the appropriate account (depending on who’s turn it is). This would remove the need for user intervention when it comes to tracking ite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20:01:55.302662197</meta:creation-date>
    <dc:date>2019-09-18T20:24:04.528672201</dc:date>
    <meta:editing-duration>PT6M59S</meta:editing-duration>
    <meta:editing-cycles>1</meta:editing-cycles>
    <meta:generator>LibreOffice/6.0.7.3$Linux_X86_64 LibreOffice_project/00m0$Build-3</meta:generator>
    <meta:document-statistic meta:table-count="0" meta:image-count="0" meta:object-count="0" meta:page-count="1" meta:paragraph-count="6" meta:word-count="282" meta:character-count="1684" meta:non-whitespace-character-count="1404"/>
  </office:meta>
</office:document-meta>
</file>